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writing-mode="lr-t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ource_20_Text">@JsonIgnore 이게 무슨 기능인지 자세히 설명해줘 </text:span></text:p>
      <text:p text:style-name="Text_20_body"><text:span text:style-name="Source_20_Text">@JsonIgnore</text:span>는 Jackson 라이브러리에서 제공하는 어노테이션으로, JSON 직렬화 및 역직렬화 과정에서 특정 필드를 무시하도록 지정할 때 사용됩니다. 즉, 해당 필드가 클라이언트로부터 JSON 응답으로 보내지거나, 클라이언트에서 받은 JSON 데이터에서 무시되도록 할 수 있습니다.</text:p>
      <text:h text:style-name="Heading_20_3" text:outline-level="3">주요 기능:</text:h>
      <text:list xml:id="list200575936229778747" text:style-name="L1">
        <text:list-item>
          <text:p text:style-name="P4"><text:span text:style-name="Strong_20_Emphasis">직렬화 시 필드 무시</text:span>: 객체를 JSON으로 변환할 때(<text:span text:style-name="Source_20_Text">Object to JSON</text:span>), <text:span text:style-name="Source_20_Text">@JsonIgnore</text:span>가 적용된 필드는 무시됩니다. 즉, 해당 필드는 JSON 응답에서 제외됩니다.</text:p>
        </text:list-item>
        <text:list-item>
          <text:p text:style-name="P1"><text:span text:style-name="Strong_20_Emphasis">역직렬화 시 필드 무시</text:span>: JSON을 객체로 변환할 때(<text:span text:style-name="Source_20_Text">JSON to Object</text:span>), <text:span text:style-name="Source_20_Text">@JsonIgnore</text:span>가 적용된 필드는 JSON 입력 데이터에서 무시되며, 해당 필드에 값이 할당되지 않습니다.</text:p>
        </text:list-item>
      </text:list>
      <text:h text:style-name="Heading_20_3" text:outline-level="3">사용 예시:</text:h>
      <text:p text:style-name="Preformatted_20_Text">java</text:p>
      <text:p text:style-name="Preformatted_20_Text">코드 복사</text:p>
      <text:p text:style-name="P7"><text:span text:style-name="Source_20_Text">import com.fasterxml.jackson.annotation.JsonIgnore;</text:span></text:p>
      <text:p text:style-name="P7"/>
      <text:p text:style-name="P7"><text:span text:style-name="Source_20_Text">public class User {</text:span></text:p>
      <text:p text:style-name="P7"><text:span text:style-name="Source_20_Text"><text:s text:c="4"/>private String username;</text:span></text:p>
      <text:p text:style-name="P7"><text:span text:style-name="Source_20_Text"><text:s text:c="4"/></text:span></text:p>
      <text:p text:style-name="P7"><text:span text:style-name="Source_20_Text"><text:s text:c="4"/>@JsonIgnore</text:span></text:p>
      <text:p text:style-name="P7"><text:span text:style-name="Source_20_Text"><text:s text:c="4"/>private String password;</text:span></text:p>
      <text:p text:style-name="P7"/>
      <text:p text:style-name="P7"><text:span text:style-name="Source_20_Text"><text:s text:c="4"/>// getters and setters</text:span></text:p>
      <text:p text:style-name="P8"><text:span text:style-name="Source_20_Text">}</text:span></text:p>
      <text:p text:style-name="Text_20_body">위 코드에서 <text:span text:style-name="Source_20_Text">User</text:span> 객체가 JSON으로 변환될 때 <text:span text:style-name="Source_20_Text">password</text:span> 필드는 JSON 결과에 포함되지 않습니다. 예를 들어, <text:span text:style-name="Source_20_Text">User</text:span> 객체가 다음과 같을 때:</text:p>
      <text:p text:style-name="Preformatted_20_Text">java</text:p>
      <text:p text:style-name="Preformatted_20_Text">코드 복사</text:p>
      <text:p text:style-name="P7"><text:span text:style-name="Source_20_Text">User user = new User();</text:span></text:p>
      <text:p text:style-name="P7"><text:span text:style-name="Source_20_Text">user.setUsername("john_doe");</text:span></text:p>
      <text:p text:style-name="P8"><text:span text:style-name="Source_20_Text">user.setPassword("secret");</text:span></text:p>
      <text:p text:style-name="Text_20_body">JSON 응답은 아래와 같습니다:</text:p>
      <text:p text:style-name="Preformatted_20_Text">json</text:p>
      <text:p text:style-name="Preformatted_20_Text">코드 복사</text:p>
      <text:p text:style-name="P7"><text:span text:style-name="Source_20_Text">{</text:span></text:p>
      <text:p text:style-name="P7"><text:span text:style-name="Source_20_Text"><text:s text:c="4"/>"username": "john_doe"</text:span></text:p>
      <text:p text:style-name="P8"><text:span text:style-name="Source_20_Text">}</text:span></text:p>
      <text:h text:style-name="Heading_20_3" text:outline-level="3">세부 기능 설명:</text:h>
      <text:list xml:id="list3518382300921202668" text:style-name="L2">
        <text:list-item>
          <text:p text:style-name="P5"><text:span text:style-name="Strong_20_Emphasis">데이터 노출 방지</text:span>: 비밀번호, 신용카드 정보 등 민감한 데이터를 클라이언트에 노출되지 않도록 할 수 있습니다.</text:p>
        </text:list-item>
        <text:list-item>
          <text:p text:style-name="P5"><text:span text:style-name="Strong_20_Emphasis">데이터 무결성 유지</text:span>: 역직렬화 시 JSON에서 불필요한 데이터나 변경되면 안 되는 <text:soft-page-break/>데이터를 제외할 수 있습니다.</text:p>
        </text:list-item>
        <text:list-item>
          <text:p text:style-name="P2"><text:span text:style-name="Strong_20_Emphasis">양방향 참조 문제 해결</text:span>: 엔터티 간 양방향 참조가 있을 때, 무한 루프가 발생하는 것을 방지하기 위해 한쪽 필드를 <text:span text:style-name="Source_20_Text">@JsonIgnore</text:span>로 무시할 수 있습니다.</text:p>
        </text:list-item>
      </text:list>
      <text:h text:style-name="Heading_20_3" text:outline-level="3">예시: 양방향 참조 문제 해결</text:h>
      <text:p text:style-name="Text_20_body">예를 들어, <text:span text:style-name="Source_20_Text">User</text:span>와 <text:span text:style-name="Source_20_Text">Post</text:span>가 양방향으로 참조하는 경우:</text:p>
      <text:p text:style-name="Preformatted_20_Text">java</text:p>
      <text:p text:style-name="Preformatted_20_Text">코드 복사</text:p>
      <text:p text:style-name="P7"><text:span text:style-name="Source_20_Text">public class User {</text:span></text:p>
      <text:p text:style-name="P7"><text:span text:style-name="Source_20_Text"><text:s text:c="4"/>private String name;</text:span></text:p>
      <text:p text:style-name="P7"/>
      <text:p text:style-name="P7"><text:span text:style-name="Source_20_Text"><text:s text:c="4"/>@OneToMany(mappedBy = "user")</text:span></text:p>
      <text:p text:style-name="P7"><text:span text:style-name="Source_20_Text"><text:s text:c="4"/>private List&lt;Post&gt; posts;</text:span></text:p>
      <text:p text:style-name="P7"><text:span text:style-name="Source_20_Text">}</text:span></text:p>
      <text:p text:style-name="P7"/>
      <text:p text:style-name="P7"><text:span text:style-name="Source_20_Text">public class Post {</text:span></text:p>
      <text:p text:style-name="P7"><text:span text:style-name="Source_20_Text"><text:s text:c="4"/>private String content;</text:span></text:p>
      <text:p text:style-name="P7"/>
      <text:p text:style-name="P7"><text:span text:style-name="Source_20_Text"><text:s text:c="4"/>@ManyToOne</text:span></text:p>
      <text:p text:style-name="P7"><text:span text:style-name="Source_20_Text"><text:s text:c="4"/>private User user;</text:span></text:p>
      <text:p text:style-name="P8"><text:span text:style-name="Source_20_Text">}</text:span></text:p>
      <text:p text:style-name="Text_20_body">이 상태에서 직렬화를 하면 <text:span text:style-name="Source_20_Text">User</text:span> 안에 <text:span text:style-name="Source_20_Text">Post</text:span> 객체가 있고, <text:span text:style-name="Source_20_Text">Post</text:span> 안에 다시 <text:span text:style-name="Source_20_Text">User</text:span> 객체가 있는 무한 루프가 발생할 수 있습니다. 이를 방지하기 위해 <text:span text:style-name="Source_20_Text">Post</text:span>의 <text:span text:style-name="Source_20_Text">user</text:span> 필드에 <text:span text:style-name="Source_20_Text">@JsonIgnore</text:span>를 추가합니다:</text:p>
      <text:p text:style-name="Preformatted_20_Text">java</text:p>
      <text:p text:style-name="Preformatted_20_Text">코드 복사</text:p>
      <text:p text:style-name="P7"><text:span text:style-name="Source_20_Text">public class Post {</text:span></text:p>
      <text:p text:style-name="P7"><text:span text:style-name="Source_20_Text"><text:s text:c="4"/>private String content;</text:span></text:p>
      <text:p text:style-name="P7"/>
      <text:p text:style-name="P7"><text:span text:style-name="Source_20_Text"><text:s text:c="4"/>@ManyToOne</text:span></text:p>
      <text:p text:style-name="P7"><text:span text:style-name="Source_20_Text"><text:s text:c="4"/>@JsonIgnore</text:span></text:p>
      <text:p text:style-name="P7"><text:span text:style-name="Source_20_Text"><text:s text:c="4"/>private User user;</text:span></text:p>
      <text:p text:style-name="P8"><text:span text:style-name="Source_20_Text">}</text:span></text:p>
      <text:h text:style-name="Heading_20_3" text:outline-level="3">사용 시 주의 사항:</text:h>
      <text:list xml:id="list2689485001334590552" text:style-name="L3">
        <text:list-item>
          <text:p text:style-name="P6"><text:span text:style-name="Source_20_Text">@JsonIgnore</text:span>를 적용하면 해당 필드가 클라이언트와의 JSON 통신에서 완전히 숨겨지기 때문에, 필요한 경우에만 사용해야 합니다.</text:p>
        </text:list-item>
        <text:list-item>
          <text:p text:style-name="P3">직렬화 또는 역직렬화할 때 필드가 필요한 경우 <text:span text:style-name="Source_20_Text">@JsonIgnore</text:span>를 적용하지 않거나, 조건에 따라 동적으로 필드를 무시하도록 설정할 수 있습니다.</text:p>
        </text:list-item>
      </text:list>
      <text:p text:style-name="Text_20_body">이처럼 <text:span text:style-name="Source_20_Text">@JsonIgnore</text:span>는 특정 필드를 JSON 직렬화 및 역직렬화에서 제외함으로써, 불필요한 데이터 노출이나 무한 루프 문제 등을 해결하는 데 유용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2T11:46:03.34</meta:creation-date>
    <meta:document-statistic meta:table-count="0" meta:image-count="0" meta:object-count="0" meta:page-count="2" meta:paragraph-count="59" meta:word-count="835" meta:character-count="1793"/>
    <dc:date>2024-09-12T11:46:57.16</dc:date>
    <meta:editing-duration>PT53S</meta:editing-duration>
    <meta:editing-cycles>1</meta:editing-cycles>
    <meta:generator>OpenOffice/4.1.15$Win32 OpenOffice.org_project/4115m2$Build-9813</meta:generator>
  </office:meta>
</office:document-meta>
</file>